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49680001" text:style-name="WWNum1">
        <text:list-item>
          <text:p text:style-name="P2">Who: Anyone 12 and Up</text:p>
        </text:list-item>
        <text:list-item>
          <text:p text:style-name="P1">What: Counter</text:p>
        </text:list-item>
        <text:list-item>
          <text:p text:style-name="P1">When: NOW</text:p>
        </text:list-item>
        <text:list-item>
          <text:p text:style-name="P1">Where: Everywhere and anywhere possible.</text:p>
        </text:list-item>
        <text:list-item>
          <text:p text:style-name="P1">Why: Empowering everyone with the tools necessary to grow</text:p>
        </text:list-item>
        <text:list-item>
          <text:p text:style-name="P1">Which: Both Meditation and Countermeditation</text:p>
          <text:list>
            <text:list-item>
              <text:p text:style-name="P3">Both are pillars</text:p>
            </text:list-item>
            <text:list-item>
              <text:p text:style-name="P3">Assisting in our growth in life.</text:p>
            </text:list-item>
          </text:list>
        </text:list-item>
        <text:list-item>
          <text:p text:style-name="P1">Who: </text:p>
        </text:list-item>
        <text:list-item>
          <text:p text:style-name="P1">Whose: Belonging to everyone </text:p>
        </text:list-item>
        <text:list-item>
          <text:p text:style-name="P1">How: Any way possible</text:p>
          <text:list>
            <text:list-item>
              <text:p text:style-name="P3">Website</text:p>
            </text:list-item>
          </text:list>
        </text:list-item>
      </text:list>
      <text:p text:style-name="Standard"/>
      <text:p text:style-name="Standard"/>
      <text:p text:style-name="Standard"><text:span text:style-name="T2">Talking Points:</text:span></text:p>
      <text:p text:style-name="P4">Debate senior <text:tab/>year</text:p>
      <text:p text:style-name="P4">Mike Sousa</text:p>
      <text:p text:style-name="P4">Support structure for pl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70" meta:character-count="401" meta:non-whitespace-character-count="356"/>
    <meta:generator>LibreOfficeDev/6.0.5.2$Linux_X86_64 LibreOffice_project/</meta:generator>
  </office:meta>
</office:document-meta>
</file>